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1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4096_voll</text:p>
          </table:table-cell>
          <table:table-cell office:value-type="string">
            <text:p>185,6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  <table:table table:name="500 mA - SS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/>
          <table:table-cell>
            <draw:frame table:end-cell-address="'500 mA - SS'.M22" table:end-x="2.217cm" table:end-y="0.394cm" draw:z-index="0" draw:style-name="gr1" svg:width="15.795cm" svg:height="9.014cm" svg:x="2.245cm" svg:y="0.446cm">
              <draw:object draw:notify-on-update-of-ranges="'500 mA - SS'.A2:'500 mA - SS'.A43 '500 mA - SS'.B1:'500 mA - SS'.B1 '500 mA - SS'.B2:'500 mA - SS'.B43 '500 mA - SS'.C1:'500 mA - SS'.C1 '500 mA - SS'.C2:'500 mA - SS'.C4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table:formula="of:=[.C3]-[.B3]" office:value-type="float" office:value="13.9712">
            <text:p>13,9712</text:p>
          </table:table-cell>
          <table:table-cell table:formula="of:=[.D3]/[.B3]" office:value-type="float" office:value="0.164311386259714">
            <text:p>0,164311386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table:formula="of:=[.C4]-[.B4]" office:value-type="float" office:value="29.2224">
            <text:p>29,2224</text:p>
          </table:table-cell>
          <table:table-cell table:formula="of:=[.D4]/[.B4]" office:value-type="float" office:value="0.156455592105263">
            <text:p>0,156455592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table:formula="of:=[.C5]-[.B5]" office:value-type="float" office:value="40.0688">
            <text:p>40,0688</text:p>
          </table:table-cell>
          <table:table-cell table:formula="of:=[.D5]/[.B5]" office:value-type="float" office:value="0.137254257167442">
            <text:p>0,137254257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table:formula="of:=[.C6]-[.B6]" office:value-type="float" office:value="58.968">
            <text:p>58,968</text:p>
          </table:table-cell>
          <table:table-cell table:formula="of:=[.D6]/[.B6]" office:value-type="float" office:value="0.151187594864011">
            <text:p>0,151187594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table:formula="of:=[.C7]-[.B7]" office:value-type="float" office:value="73.6144">
            <text:p>73,6144</text:p>
          </table:table-cell>
          <table:table-cell table:formula="of:=[.D7]/[.B7]" office:value-type="float" office:value="0.149809843837508">
            <text:p>0,1498098438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table:formula="of:=[.C8]-[.B8]" office:value-type="float" office:value="81.1472">
            <text:p>81,1472</text:p>
          </table:table-cell>
          <table:table-cell table:formula="of:=[.D8]/[.B8]" office:value-type="float" office:value="0.135278521663982">
            <text:p>0,135278521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table:formula="of:=[.C9]-[.B9]" office:value-type="float" office:value="102.4816">
            <text:p>102,4816</text:p>
          </table:table-cell>
          <table:table-cell table:formula="of:=[.D9]/[.B9]" office:value-type="float" office:value="0.14755778968563">
            <text:p>0,1475577897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table:formula="of:=[.C10]-[.B10]" office:value-type="float" office:value="117.0672">
            <text:p>117,0672</text:p>
          </table:table-cell>
          <table:table-cell table:formula="of:=[.D10]/[.B10]" office:value-type="float" office:value="0.147081763686583">
            <text:p>0,1470817637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table:formula="of:=[.C11]-[.B11]" office:value-type="float" office:value="121.0736">
            <text:p>121,0736</text:p>
          </table:table-cell>
          <table:table-cell table:formula="of:=[.D11]/[.B11]" office:value-type="float" office:value="0.133351778293923">
            <text:p>0,1333517783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table:formula="of:=[.C12]-[.B12]" office:value-type="float" office:value="146.1168">
            <text:p>146,1168</text:p>
          </table:table-cell>
          <table:table-cell table:formula="of:=[.D12]/[.B12]" office:value-type="float" office:value="0.146280165689042">
            <text:p>0,1462801657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table:formula="of:=[.C13]-[.B13]" office:value-type="float" office:value="150.336">
            <text:p>150,336</text:p>
          </table:table-cell>
          <table:table-cell table:formula="of:=[.D13]/[.B13]" office:value-type="float" office:value="0.135356867603524">
            <text:p>0,1353568676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table:formula="of:=[.C14]-[.B14]" office:value-type="float" office:value="175.4704">
            <text:p>175,4704</text:p>
          </table:table-cell>
          <table:table-cell table:formula="of:=[.D14]/[.B14]" office:value-type="float" office:value="0.146039182055939">
            <text:p>0,1460391821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table:formula="of:=[.C15]-[.B15]" office:value-type="float" office:value="186.7728">
            <text:p>186,7728</text:p>
          </table:table-cell>
          <table:table-cell table:formula="of:=[.D15]/[.B15]" office:value-type="float" office:value="0.14298645748611">
            <text:p>0,1429864575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table:formula="of:=[.C16]-[.B16]" office:value-type="float" office:value="191.9376">
            <text:p>191,9376</text:p>
          </table:table-cell>
          <table:table-cell table:formula="of:=[.D16]/[.B16]" office:value-type="float" office:value="0.135543179453109">
            <text:p>0,1355431795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table:formula="of:=[.C17]-[.B17]" office:value-type="float" office:value="208.624">
            <text:p>208,624</text:p>
          </table:table-cell>
          <table:table-cell table:formula="of:=[.D17]/[.B17]" office:value-type="float" office:value="0.137762352282392">
            <text:p>0,1377623523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table:formula="of:=[.C18]-[.B18]" office:value-type="float" office:value="231.4176">
            <text:p>231,4176</text:p>
          </table:table-cell>
          <table:table-cell table:formula="of:=[.D18]/[.B18]" office:value-type="float" office:value="0.143953802927925">
            <text:p>0,1439538029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table:formula="of:=[.C19]-[.B19]" office:value-type="float" office:value="245.9728">
            <text:p>245,9728</text:p>
          </table:table-cell>
          <table:table-cell table:formula="of:=[.D19]/[.B19]" office:value-type="float" office:value="0.143925620376317">
            <text:p>0,1439256204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table:formula="of:=[.C20]-[.B20]" office:value-type="float" office:value="256.0624">
            <text:p>256,0624</text:p>
          </table:table-cell>
          <table:table-cell table:formula="of:=[.D20]/[.B20]" office:value-type="float" office:value="0.141163841578674">
            <text:p>0,1411638416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table:formula="of:=[.C21]-[.B21]" office:value-type="float" office:value="242.48254">
            <text:p>242,48254</text:p>
          </table:table-cell>
          <table:table-cell table:formula="of:=[.D21]/[.B21]" office:value-type="float" office:value="0.125151150895951">
            <text:p>0,1251511509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table:formula="of:=[.C22]-[.B22]" office:value-type="float" office:value="249.809524">
            <text:p>249,809524</text:p>
          </table:table-cell>
          <table:table-cell table:formula="of:=[.D22]/[.B22]" office:value-type="float" office:value="0.121846982962962">
            <text:p>0,121846983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table:formula="of:=[.C23]-[.B23]" office:value-type="float" office:value="311.904762">
            <text:p>311,904762</text:p>
          </table:table-cell>
          <table:table-cell table:formula="of:=[.D23]/[.B23]" office:value-type="float" office:value="0.147955726277296">
            <text:p>0,1479557263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table:formula="of:=[.C24]-[.B24]" office:value-type="float" office:value="353.625397">
            <text:p>353,625397</text:p>
          </table:table-cell>
          <table:table-cell table:formula="of:=[.D24]/[.B24]" office:value-type="float" office:value="0.162483699503086">
            <text:p>0,1624836995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table:formula="of:=[.C25]-[.B25]" office:value-type="float" office:value="316.933333">
            <text:p>316,933333</text:p>
          </table:table-cell>
          <table:table-cell table:formula="of:=[.D25]/[.B25]" office:value-type="float" office:value="0.136428858242491">
            <text:p>0,1364288582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table:formula="of:=[.C26]-[.B26]" office:value-type="float" office:value="300.736508">
            <text:p>300,736508</text:p>
          </table:table-cell>
          <table:table-cell table:formula="of:=[.D26]/[.B26]" office:value-type="float" office:value="0.122287225007933">
            <text:p>0,122287225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table:formula="of:=[.C27]-[.B27]" office:value-type="float" office:value="329.307937">
            <text:p>329,307937</text:p>
          </table:table-cell>
          <table:table-cell table:formula="of:=[.D27]/[.B27]" office:value-type="float" office:value="0.129613478861015">
            <text:p>0,1296134789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table:formula="of:=[.C28]-[.B28]" office:value-type="float" office:value="389.834921">
            <text:p>389,834921</text:p>
          </table:table-cell>
          <table:table-cell table:formula="of:=[.D28]/[.B28]" office:value-type="float" office:value="0.149926988924075">
            <text:p>0,1499269889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table:formula="of:=[.C29]-[.B29]" office:value-type="float" office:value="409.479365">
            <text:p>409,479365</text:p>
          </table:table-cell>
          <table:table-cell table:formula="of:=[.D29]/[.B29]" office:value-type="float" office:value="0.152193356063965">
            <text:p>0,1521933561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table:formula="of:=[.C30]-[.B30]" office:value-type="float" office:value="403.295238">
            <text:p>403,295238</text:p>
          </table:table-cell>
          <table:table-cell table:formula="of:=[.D30]/[.B30]" office:value-type="float" office:value="0.143179804799151">
            <text:p>0,1431798048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table:formula="of:=[.C31]-[.B31]" office:value-type="float" office:value="373.961905">
            <text:p>373,961905</text:p>
          </table:table-cell>
          <table:table-cell table:formula="of:=[.D31]/[.B31]" office:value-type="float" office:value="0.126507809771646">
            <text:p>0,1265078098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table:formula="of:=[.C32]-[.B32]" office:value-type="float" office:value="428.831746">
            <text:p>428,831746</text:p>
          </table:table-cell>
          <table:table-cell table:formula="of:=[.D32]/[.B32]" office:value-type="float" office:value="0.14241374437657">
            <text:p>0,1424137444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table:formula="of:=[.C33]-[.B33]" office:value-type="float" office:value="400.222222">
            <text:p>400,222222</text:p>
          </table:table-cell>
          <table:table-cell table:formula="of:=[.D33]/[.B33]" office:value-type="float" office:value="0.127063637566878">
            <text:p>0,1270636376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table:formula="of:=[.C34]-[.B34]" office:value-type="float" office:value="452.063492">
            <text:p>452,063492</text:p>
          </table:table-cell>
          <table:table-cell table:formula="of:=[.D34]/[.B34]" office:value-type="float" office:value="0.140482415012273">
            <text:p>0,140482415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table:formula="of:=[.C35]-[.B35]" office:value-type="float" office:value="465.434921">
            <text:p>465,434921</text:p>
          </table:table-cell>
          <table:table-cell table:formula="of:=[.D35]/[.B35]" office:value-type="float" office:value="0.140421114054705">
            <text:p>0,1404211141</text:p>
          </table:table-cell>
          <table:table-cell table:number-columns-repeated="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table:formula="of:=[.C36]-[.B36]" office:value-type="float" office:value="447.669841">
            <text:p>447,669841</text:p>
          </table:table-cell>
          <table:table-cell table:formula="of:=[.D36]/[.B36]" office:value-type="float" office:value="0.129671792784057">
            <text:p>0,1296717928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table:formula="of:=[.C37]-[.B37]" office:value-type="float" office:value="458.869841">
            <text:p>458,869841</text:p>
          </table:table-cell>
          <table:table-cell table:formula="of:=[.D37]/[.B37]" office:value-type="float" office:value="0.12921797299855">
            <text:p>0,129217973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table:formula="of:=[.C38]-[.B38]" office:value-type="float" office:value="470.069841">
            <text:p>470,069841</text:p>
          </table:table-cell>
          <table:table-cell table:formula="of:=[.D38]/[.B38]" office:value-type="float" office:value="0.128788722118669">
            <text:p>0,1287887221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table:formula="of:=[.C39]-[.B39]" office:value-type="float" office:value="501.053968">
            <text:p>501,053968</text:p>
          </table:table-cell>
          <table:table-cell table:formula="of:=[.D39]/[.B39]" office:value-type="float" office:value="0.134368790457196">
            <text:p>0,1343687905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table:formula="of:=[.C40]-[.B40]" office:value-type="float" office:value="517.790476">
            <text:p>517,790476</text:p>
          </table:table-cell>
          <table:table-cell table:formula="of:=[.D40]/[.B40]" office:value-type="float" office:value="0.135115387808843">
            <text:p>0,1351153878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table:formula="of:=[.C41]-[.B41]" office:value-type="float" office:value="509.822222">
            <text:p>509,822222</text:p>
          </table:table-cell>
          <table:table-cell table:formula="of:=[.D41]/[.B41]" office:value-type="float" office:value="0.129390664768121">
            <text:p>0,1293906648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table:formula="of:=[.C42]-[.B42]" office:value-type="float" office:value="521.142857">
            <text:p>521,142857</text:p>
          </table:table-cell>
          <table:table-cell table:formula="of:=[.D42]/[.B42]" office:value-type="float" office:value="0.129032258024581">
            <text:p>0,129032258</text:p>
          </table:table-cell>
          <table:table-cell table:number-columns-repeated="2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table:formula="of:=[.C43]-[.B43]" office:value-type="float" office:value="533.295238">
            <text:p>533,295238</text:p>
          </table:table-cell>
          <table:table-cell table:formula="of:=[.D43]/[.B43]" office:value-type="float" office:value="0.128606994856992">
            <text:p>0,1286069949</text:p>
          </table:table-cell>
          <table:table-cell table:number-columns-repeated="2"/>
        </table:table-row>
        <table:table-row table:style-name="ro1">
          <table:table-cell office:value-type="string">
            <text:p>4096_voll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:.E43])" office:value-type="float" office:value="0.139206062759856">
            <text:p>0,1392060628</text:p>
          </table:table-cell>
          <table:table-cell table:number-columns-repeated="2"/>
        </table:table-row>
      </table:table>
      <table:table table:name="500 mA - M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table:formula="of:=[.C3]-[.B3]" office:value-type="float" office:value="2.7104">
            <text:p>2,7104</text:p>
          </table:table-cell>
          <table:table-cell table:formula="of:=[.D3]/[.B3]" office:value-type="float" office:value="0.111586851986035">
            <text:p>0,111586852</text:p>
          </table:table-cell>
          <table:table-cell>
            <draw:frame table:end-cell-address="'500 mA - M'.M22" table:end-x="2.197cm" table:end-y="0.44cm" draw:z-index="0" draw:style-name="gr1" svg:width="15.78cm" svg:height="9.014cm" svg:x="2.231cm" svg:y="0.039cm">
              <draw:object draw:notify-on-update-of-ranges="'500 mA - M'.A2:'500 mA - M'.A43 '500 mA - M'.B1:'500 mA - M'.B1 '500 mA - M'.B2:'500 mA - M'.B43 '500 mA - M'.C1:'500 mA - M'.C1 '500 mA - M'.C2:'500 mA - M'.C4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table:formula="of:=[.C4]-[.B4]" office:value-type="float" office:value="5.7088">
            <text:p>5,7088</text:p>
          </table:table-cell>
          <table:table-cell table:formula="of:=[.D4]/[.B4]" office:value-type="float" office:value="0.107124628456481">
            <text:p>0,107124628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table:formula="of:=[.C5]-[.B5]" office:value-type="float" office:value="7.768">
            <text:p>7,768</text:p>
          </table:table-cell>
          <table:table-cell table:formula="of:=[.D5]/[.B5]" office:value-type="float" office:value="0.0944644420663489">
            <text:p>0,094464442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table:formula="of:=[.C6]-[.B6]" office:value-type="float" office:value="10.8272">
            <text:p>10,8272</text:p>
          </table:table-cell>
          <table:table-cell table:formula="of:=[.D6]/[.B6]" office:value-type="float" office:value="0.0973907286674439">
            <text:p>0,097390728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table:formula="of:=[.C7]-[.B7]" office:value-type="float" office:value="13.9168">
            <text:p>13,9168</text:p>
          </table:table-cell>
          <table:table-cell table:formula="of:=[.D7]/[.B7]" office:value-type="float" office:value="0.0993466739766082">
            <text:p>0,09934667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table:formula="of:=[.C8]-[.B8]" office:value-type="float" office:value="16.0672">
            <text:p>16,0672</text:p>
          </table:table-cell>
          <table:table-cell table:formula="of:=[.D8]/[.B8]" office:value-type="float" office:value="0.095110008239963">
            <text:p>0,0951100082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table:formula="of:=[.C9]-[.B9]" office:value-type="float" office:value="19.2176">
            <text:p>19,2176</text:p>
          </table:table-cell>
          <table:table-cell table:formula="of:=[.D9]/[.B9]" office:value-type="float" office:value="0.097165369618328">
            <text:p>0,097165369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table:formula="of:=[.C10]-[.B10]" office:value-type="float" office:value="21.7296">
            <text:p>21,7296</text:p>
          </table:table-cell>
          <table:table-cell table:formula="of:=[.D10]/[.B10]" office:value-type="float" office:value="0.0956112190588832">
            <text:p>0,0956112191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table:formula="of:=[.C11]-[.B11]" office:value-type="float" office:value="23.3328">
            <text:p>23,3328</text:p>
          </table:table-cell>
          <table:table-cell table:formula="of:=[.D11]/[.B11]" office:value-type="float" office:value="0.0909068240897163">
            <text:p>0,090906824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table:formula="of:=[.C12]-[.B12]" office:value-type="float" office:value="27.76">
            <text:p>27,76</text:p>
          </table:table-cell>
          <table:table-cell table:formula="of:=[.D12]/[.B12]" office:value-type="float" office:value="0.0976639459611596">
            <text:p>0,097663946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table:formula="of:=[.C13]-[.B13]" office:value-type="float" office:value="29.9712">
            <text:p>29,9712</text:p>
          </table:table-cell>
          <table:table-cell table:formula="of:=[.D13]/[.B13]" office:value-type="float" office:value="0.0957458227485778">
            <text:p>0,0957458227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table:formula="of:=[.C14]-[.B14]" office:value-type="float" office:value="33.2432">
            <text:p>33,2432</text:p>
          </table:table-cell>
          <table:table-cell table:formula="of:=[.D14]/[.B14]" office:value-type="float" office:value="0.0972715100328655">
            <text:p>0,09727151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table:formula="of:=[.C15]-[.B15]" office:value-type="float" office:value="33.5392">
            <text:p>33,5392</text:p>
          </table:table-cell>
          <table:table-cell table:formula="of:=[.D15]/[.B15]" office:value-type="float" office:value="0.0900475969551695">
            <text:p>0,090047597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table:formula="of:=[.C16]-[.B16]" office:value-type="float" office:value="35.72">
            <text:p>35,72</text:p>
          </table:table-cell>
          <table:table-cell table:formula="of:=[.D16]/[.B16]" office:value-type="float" office:value="0.0890151515151516">
            <text:p>0,0890151515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table:formula="of:=[.C17]-[.B17]" office:value-type="float" office:value="39.0528">
            <text:p>39,0528</text:p>
          </table:table-cell>
          <table:table-cell table:formula="of:=[.D17]/[.B17]" office:value-type="float" office:value="0.0908316183940726">
            <text:p>0,0908316184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table:formula="of:=[.C18]-[.B18]" office:value-type="float" office:value="42.8144">
            <text:p>42,8144</text:p>
          </table:table-cell>
          <table:table-cell table:formula="of:=[.D18]/[.B18]" office:value-type="float" office:value="0.0936477439359419">
            <text:p>0,093647743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table:formula="of:=[.C19]-[.B19]" office:value-type="float" office:value="46.208">
            <text:p>46,208</text:p>
          </table:table-cell>
          <table:table-cell table:formula="of:=[.D19]/[.B19]" office:value-type="float" office:value="0.0951188986232792">
            <text:p>0,0951188986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table:formula="of:=[.C20]-[.B20]" office:value-type="float" office:value="47.9664">
            <text:p>47,9664</text:p>
          </table:table-cell>
          <table:table-cell table:formula="of:=[.D20]/[.B20]" office:value-type="float" office:value="0.0933137444711786">
            <text:p>0,0933137445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table:formula="of:=[.C21]-[.B21]" office:value-type="float" office:value="49.8704">
            <text:p>49,8704</text:p>
          </table:table-cell>
          <table:table-cell table:formula="of:=[.D21]/[.B21]" office:value-type="float" office:value="0.0916516947433112">
            <text:p>0,0916516947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table:formula="of:=[.C22]-[.B22]" office:value-type="float" office:value="49.8624">
            <text:p>49,8624</text:p>
          </table:table-cell>
          <table:table-cell table:formula="of:=[.D22]/[.B22]" office:value-type="float" office:value="0.0866964705489608">
            <text:p>0,0866964705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table:formula="of:=[.C23]-[.B23]" office:value-type="float" office:value="54.384">
            <text:p>54,384</text:p>
          </table:table-cell>
          <table:table-cell table:formula="of:=[.D23]/[.B23]" office:value-type="float" office:value="0.0903965320071275">
            <text:p>0,090396532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table:formula="of:=[.C24]-[.B24]" office:value-type="float" office:value="55.3792">
            <text:p>55,3792</text:p>
          </table:table-cell>
          <table:table-cell table:formula="of:=[.D24]/[.B24]" office:value-type="float" office:value="0.0876779232096219">
            <text:p>0,0876779232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table:formula="of:=[.C25]-[.B25]" office:value-type="float" office:value="58.0736000000001">
            <text:p>58,0736</text:p>
          </table:table-cell>
          <table:table-cell table:formula="of:=[.D25]/[.B25]" office:value-type="float" office:value="0.0878669697563905">
            <text:p>0,0878669698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table:formula="of:=[.C26]-[.B26]" office:value-type="float" office:value="60.376">
            <text:p>60,376</text:p>
          </table:table-cell>
          <table:table-cell table:formula="of:=[.D26]/[.B26]" office:value-type="float" office:value="0.0875491572219064">
            <text:p>0,0875491572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table:formula="of:=[.C27]-[.B27]" office:value-type="float" office:value="64.7456">
            <text:p>64,7456</text:p>
          </table:table-cell>
          <table:table-cell table:formula="of:=[.D27]/[.B27]" office:value-type="float" office:value="0.0903946977498497">
            <text:p>0,0903946977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table:formula="of:=[.C28]-[.B28]" office:value-type="float" office:value="65.832">
            <text:p>65,832</text:p>
          </table:table-cell>
          <table:table-cell table:formula="of:=[.D28]/[.B28]" office:value-type="float" office:value="0.0882267800280902">
            <text:p>0,08822678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table:formula="of:=[.C29]-[.B29]" office:value-type="float" office:value="68.8064000000001">
            <text:p>68,8064</text:p>
          </table:table-cell>
          <table:table-cell table:formula="of:=[.D29]/[.B29]" office:value-type="float" office:value="0.0889898726528518">
            <text:p>0,0889898727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table:formula="of:=[.C30]-[.B30]" office:value-type="float" office:value="73.2976">
            <text:p>73,2976</text:p>
          </table:table-cell>
          <table:table-cell table:formula="of:=[.D30]/[.B30]" office:value-type="float" office:value="0.0916560960677372">
            <text:p>0,0916560961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table:formula="of:=[.C31]-[.B31]" office:value-type="float" office:value="73.1344">
            <text:p>73,1344</text:p>
          </table:table-cell>
          <table:table-cell table:formula="of:=[.D31]/[.B31]" office:value-type="float" office:value="0.0879161249124859">
            <text:p>0,0879161249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table:formula="of:=[.C32]-[.B32]" office:value-type="float" office:value="74.7408">
            <text:p>74,7408</text:p>
          </table:table-cell>
          <table:table-cell table:formula="of:=[.D32]/[.B32]" office:value-type="float" office:value="0.0868817212300665">
            <text:p>0,0868817212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table:formula="of:=[.C33]-[.B33]" office:value-type="float" office:value="79.0223999999999">
            <text:p>79,0224</text:p>
          </table:table-cell>
          <table:table-cell table:formula="of:=[.D33]/[.B33]" office:value-type="float" office:value="0.0891923226952916">
            <text:p>0,0891923227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table:formula="of:=[.C34]-[.B34]" office:value-type="float" office:value="78.528">
            <text:p>78,528</text:p>
          </table:table-cell>
          <table:table-cell table:formula="of:=[.D34]/[.B34]" office:value-type="float" office:value="0.0855917128806111">
            <text:p>0,0855917129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table:formula="of:=[.C35]-[.B35]" office:value-type="float" office:value="83.5664">
            <text:p>83,5664</text:p>
          </table:table-cell>
          <table:table-cell table:formula="of:=[.D35]/[.B35]" office:value-type="float" office:value="0.0885768749385225">
            <text:p>0,0885768749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table:formula="of:=[.C36]-[.B36]" office:value-type="float" office:value="83.4400000000001">
            <text:p>83,44</text:p>
          </table:table-cell>
          <table:table-cell table:formula="of:=[.D36]/[.B36]" office:value-type="float" office:value="0.0857060684498131">
            <text:p>0,0857060684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table:formula="of:=[.C37]-[.B37]" office:value-type="float" office:value="86.9312">
            <text:p>86,9312</text:p>
          </table:table-cell>
          <table:table-cell table:formula="of:=[.D37]/[.B37]" office:value-type="float" office:value="0.0869252195448953">
            <text:p>0,0869252195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table:formula="of:=[.C38]-[.B38]" office:value-type="float" office:value="88.9295999999999">
            <text:p>88,9296</text:p>
          </table:table-cell>
          <table:table-cell table:formula="of:=[.D38]/[.B38]" office:value-type="float" office:value="0.0864174112869245">
            <text:p>0,0864174113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table:formula="of:=[.C39]-[.B39]" office:value-type="float" office:value="89.1679999999999">
            <text:p>89,168</text:p>
          </table:table-cell>
          <table:table-cell table:formula="of:=[.D39]/[.B39]" office:value-type="float" office:value="0.084213548513834">
            <text:p>0,0842135485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table:formula="of:=[.C40]-[.B40]" office:value-type="float" office:value="90.8352">
            <text:p>90,8352</text:p>
          </table:table-cell>
          <table:table-cell table:formula="of:=[.D40]/[.B40]" office:value-type="float" office:value="0.0835523740282982">
            <text:p>0,083552374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table:formula="of:=[.C41]-[.B41]" office:value-type="float" office:value="91.6848">
            <text:p>91,6848</text:p>
          </table:table-cell>
          <table:table-cell table:formula="of:=[.D41]/[.B41]" office:value-type="float" office:value="0.0822052815204168">
            <text:p>0,082205281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table:formula="of:=[.C42]-[.B42]" office:value-type="float" office:value="96.3824">
            <text:p>96,3824</text:p>
          </table:table-cell>
          <table:table-cell table:formula="of:=[.D42]/[.B42]" office:value-type="float" office:value="0.0842785210720786">
            <text:p>0,0842785211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table:formula="of:=([.B42]-[.B41])/100*95+[.B42]" office:value-type="float" office:value="1170.50488">
            <text:p>1170,50488</text:p>
          </table:table-cell>
          <table:table-cell office:value-type="float" office:value="1272">
            <text:p>1272</text:p>
          </table:table-cell>
          <table:table-cell table:formula="of:=[.C43]-[.B43]" office:value-type="float" office:value="101.49512">
            <text:p>101,49512</text:p>
          </table:table-cell>
          <table:table-cell table:formula="of:=[.D43]/[.B43]" office:value-type="float" office:value="0.0867105483575601">
            <text:p>0,0867105484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3:.E43])" office:value-type="float" office:value="0.0912350415174109">
            <text:p>0,0912350415</text:p>
          </table:table-cell>
          <table:table-cell/>
        </table:table-row>
      </table:table>
      <table:table table:name="350 mA - SS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>
            <draw:frame table:end-cell-address="'350 mA - SS'.N21" table:end-x="0.142cm" table:end-y="0.352cm" draw:z-index="0" draw:style-name="gr1" svg:width="16.005cm" svg:height="9.012cm" svg:x="2.209cm" svg:y="0.406cm">
              <draw:object draw:notify-on-update-of-ranges="'350 mA - SS'.A2:'350 mA - SS'.A43 '350 mA - SS'.B1:'350 mA - SS'.B1 '350 mA - SS'.B2:'350 mA - SS'.B43 '350 mA - SS'.C1:'350 mA - SS'.C1 '350 mA - SS'.C2:'350 mA - SS'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table:formula="of:=[.C3]-[.B3]" office:value-type="float" office:value="9.7072">
            <text:p>9,7072</text:p>
          </table:table-cell>
          <table:table-cell table:formula="of:=[.D3]/[.B3]" office:value-type="float" office:value="0.153369735578138">
            <text:p>0,153369735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table:formula="of:=[.C4]-[.B4]" office:value-type="float" office:value="18.3728">
            <text:p>18,3728</text:p>
          </table:table-cell>
          <table:table-cell table:formula="of:=[.D4]/[.B4]" office:value-type="float" office:value="0.131584676911089">
            <text:p>0,131584676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table:formula="of:=[.C5]-[.B5]" office:value-type="float" office:value="30.4736">
            <text:p>30,4736</text:p>
          </table:table-cell>
          <table:table-cell table:formula="of:=[.D5]/[.B5]" office:value-type="float" office:value="0.143387362699411">
            <text:p>0,143387362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table:formula="of:=[.C6]-[.B6]" office:value-type="float" office:value="41.1152">
            <text:p>41,1152</text:p>
          </table:table-cell>
          <table:table-cell table:formula="of:=[.D6]/[.B6]" office:value-type="float" office:value="0.143316062754109">
            <text:p>0,143316062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table:formula="of:=[.C7]-[.B7]" office:value-type="float" office:value="51.696">
            <text:p>51,696</text:p>
          </table:table-cell>
          <table:table-cell table:formula="of:=[.D7]/[.B7]" office:value-type="float" office:value="0.143081726191794">
            <text:p>0,143081726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table:formula="of:=[.C8]-[.B8]" office:value-type="float" office:value="59.088">
            <text:p>59,088</text:p>
          </table:table-cell>
          <table:table-cell table:formula="of:=[.D8]/[.B8]" office:value-type="float" office:value="0.13493121905771">
            <text:p>0,1349312191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table:formula="of:=[.C9]-[.B9]" office:value-type="float" office:value="71.9184">
            <text:p>71,9184</text:p>
          </table:table-cell>
          <table:table-cell table:formula="of:=[.D9]/[.B9]" office:value-type="float" office:value="0.140993911562385">
            <text:p>0,140993911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table:formula="of:=[.C10]-[.B10]" office:value-type="float" office:value="80.4352">
            <text:p>80,4352</text:p>
          </table:table-cell>
          <table:table-cell table:formula="of:=[.D10]/[.B10]" office:value-type="float" office:value="0.137363448076114">
            <text:p>0,1373634481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table:formula="of:=[.C11]-[.B11]" office:value-type="float" office:value="90.1648">
            <text:p>90,1648</text:p>
          </table:table-cell>
          <table:table-cell table:formula="of:=[.D11]/[.B11]" office:value-type="float" office:value="0.136440673862409">
            <text:p>0,136440673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table:formula="of:=[.C12]-[.B12]" office:value-type="float" office:value="102.8128">
            <text:p>102,8128</text:p>
          </table:table-cell>
          <table:table-cell table:formula="of:=[.D12]/[.B12]" office:value-type="float" office:value="0.14022721618708">
            <text:p>0,1402272162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table:formula="of:=[.C13]-[.B13]" office:value-type="float" office:value="106.7088">
            <text:p>106,7088</text:p>
          </table:table-cell>
          <table:table-cell table:formula="of:=[.D13]/[.B13]" office:value-type="float" office:value="0.131206141170592">
            <text:p>0,1312061412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table:formula="of:=[.C14]-[.B14]" office:value-type="float" office:value="123.2784">
            <text:p>123,2784</text:p>
          </table:table-cell>
          <table:table-cell table:formula="of:=[.D14]/[.B14]" office:value-type="float" office:value="0.139815560830085">
            <text:p>0,1398155608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table:formula="of:=[.C15]-[.B15]" office:value-type="float" office:value="132.0656">
            <text:p>132,0656</text:p>
          </table:table-cell>
          <table:table-cell table:formula="of:=[.D15]/[.B15]" office:value-type="float" office:value="0.137864972799808">
            <text:p>0,1378649728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table:formula="of:=[.C16]-[.B16]" office:value-type="float" office:value="139.7008">
            <text:p>139,7008</text:p>
          </table:table-cell>
          <table:table-cell table:formula="of:=[.D16]/[.B16]" office:value-type="float" office:value="0.135068073145566">
            <text:p>0,1350680731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table:formula="of:=[.C17]-[.B17]" office:value-type="float" office:value="154.0208">
            <text:p>154,0208</text:p>
          </table:table-cell>
          <table:table-cell table:formula="of:=[.D17]/[.B17]" office:value-type="float" office:value="0.13938796313994">
            <text:p>0,1393879631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table:formula="of:=[.C18]-[.B18]" office:value-type="float" office:value="163.784">
            <text:p>163,784</text:p>
          </table:table-cell>
          <table:table-cell table:formula="of:=[.D18]/[.B18]" office:value-type="float" office:value="0.138892280973121">
            <text:p>0,138892281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table:formula="of:=[.C19]-[.B19]" office:value-type="float" office:value="170.5344">
            <text:p>170,5344</text:p>
          </table:table-cell>
          <table:table-cell table:formula="of:=[.D19]/[.B19]" office:value-type="float" office:value="0.135617546913411">
            <text:p>0,135617546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table:formula="of:=[.C20]-[.B20]" office:value-type="float" office:value="180.2064">
            <text:p>180,2064</text:p>
          </table:table-cell>
          <table:table-cell table:formula="of:=[.D20]/[.B20]" office:value-type="float" office:value="0.135311057208865">
            <text:p>0,135311057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table:formula="of:=[.C21]-[.B21]" office:value-type="float" office:value="194.7392">
            <text:p>194,7392</text:p>
          </table:table-cell>
          <table:table-cell table:formula="of:=[.D21]/[.B21]" office:value-type="float" office:value="0.138875165019232">
            <text:p>0,13887516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table:formula="of:=[.C22]-[.B22]" office:value-type="float" office:value="204.5024">
            <text:p>204,5024</text:p>
          </table:table-cell>
          <table:table-cell table:formula="of:=[.D22]/[.B22]" office:value-type="float" office:value="0.138505067668244">
            <text:p>0,1385050677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table:formula="of:=[.C23]-[.B23]" office:value-type="float" office:value="208.2128">
            <text:p>208,2128</text:p>
          </table:table-cell>
          <table:table-cell table:formula="of:=[.D23]/[.B23]" office:value-type="float" office:value="0.133659334214583">
            <text:p>0,1336593342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table:formula="of:=[.C24]-[.B24]" office:value-type="float" office:value="216.0608">
            <text:p>216,0608</text:p>
          </table:table-cell>
          <table:table-cell table:formula="of:=[.D24]/[.B24]" office:value-type="float" office:value="0.132233072075142">
            <text:p>0,1322330721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table:formula="of:=[.C25]-[.B25]" office:value-type="float" office:value="229.6816">
            <text:p>229,6816</text:p>
          </table:table-cell>
          <table:table-cell table:formula="of:=[.D25]/[.B25]" office:value-type="float" office:value="0.134685464016573">
            <text:p>0,134685464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table:formula="of:=[.C26]-[.B26]" office:value-type="float" office:value="246.2512">
            <text:p>246,2512</text:p>
          </table:table-cell>
          <table:table-cell table:formula="of:=[.D26]/[.B26]" office:value-type="float" office:value="0.138830932542421">
            <text:p>0,1388309325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table:formula="of:=[.C27]-[.B27]" office:value-type="float" office:value="260.2512">
            <text:p>260,2512</text:p>
          </table:table-cell>
          <table:table-cell table:formula="of:=[.D27]/[.B27]" office:value-type="float" office:value="0.140695428481965">
            <text:p>0,1406954285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table:formula="of:=[.C28]-[.B28]" office:value-type="float" office:value="270.095238">
            <text:p>270,095238</text:p>
          </table:table-cell>
          <table:table-cell table:formula="of:=[.D28]/[.B28]" office:value-type="float" office:value="0.140681581371066">
            <text:p>0,1406815814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table:formula="of:=[.C29]-[.B29]" office:value-type="float" office:value="259.968254">
            <text:p>259,968254</text:p>
          </table:table-cell>
          <table:table-cell table:formula="of:=[.D29]/[.B29]" office:value-type="float" office:value="0.128695132893223">
            <text:p>0,1286951329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table:formula="of:=[.C30]-[.B30]" office:value-type="float" office:value="267.225397">
            <text:p>267,225397</text:p>
          </table:table-cell>
          <table:table-cell table:formula="of:=[.D30]/[.B30]" office:value-type="float" office:value="0.127689525960862">
            <text:p>0,127689526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table:formula="of:=[.C31]-[.B31]" office:value-type="float" office:value="316.209524">
            <text:p>316,209524</text:p>
          </table:table-cell>
          <table:table-cell table:formula="of:=[.D31]/[.B31]" office:value-type="float" office:value="0.148191459075572">
            <text:p>0,1481914591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table:formula="of:=[.C32]-[.B32]" office:value-type="float" office:value="330.101587">
            <text:p>330,101587</text:p>
          </table:table-cell>
          <table:table-cell table:formula="of:=[.D32]/[.B32]" office:value-type="float" office:value="0.150053104747615">
            <text:p>0,1500531047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table:formula="of:=[.C33]-[.B33]" office:value-type="float" office:value="305.993651">
            <text:p>305,993651</text:p>
          </table:table-cell>
          <table:table-cell table:formula="of:=[.D33]/[.B33]" office:value-type="float" office:value="0.13280937838249">
            <text:p>0,1328093784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table:formula="of:=[.C34]-[.B34]" office:value-type="float" office:value="347.498413">
            <text:p>347,498413</text:p>
          </table:table-cell>
          <table:table-cell table:formula="of:=[.D34]/[.B34]" office:value-type="float" office:value="0.147714422349505">
            <text:p>0,1477144223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table:formula="of:=[.C35]-[.B35]" office:value-type="float" office:value="340.15873">
            <text:p>340,15873</text:p>
          </table:table-cell>
          <table:table-cell table:formula="of:=[.D35]/[.B35]" office:value-type="float" office:value="0.139418385196837">
            <text:p>0,1394183852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table:formula="of:=[.C36]-[.B36]" office:value-type="float" office:value="340.406349">
            <text:p>340,406349</text:p>
          </table:table-cell>
          <table:table-cell table:formula="of:=[.D36]/[.B36]" office:value-type="float" office:value="0.134569577554652">
            <text:p>0,1345695776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table:formula="of:=[.C37]-[.B37]" office:value-type="float" office:value="347.542857">
            <text:p>347,542857</text:p>
          </table:table-cell>
          <table:table-cell table:formula="of:=[.D37]/[.B37]" office:value-type="float" office:value="0.133544123074153">
            <text:p>0,1335441231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table:formula="of:=[.C38]-[.B38]" office:value-type="float" office:value="382.895238">
            <text:p>382,895238</text:p>
          </table:table-cell>
          <table:table-cell table:formula="of:=[.D38]/[.B38]" office:value-type="float" office:value="0.144102424366511">
            <text:p>0,1441024244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table:formula="of:=[.C39]-[.B39]" office:value-type="float" office:value="386.653968">
            <text:p>386,653968</text:p>
          </table:table-cell>
          <table:table-cell table:formula="of:=[.D39]/[.B39]" office:value-type="float" office:value="0.141458111586803">
            <text:p>0,1414581116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table:formula="of:=[.C40]-[.B40]" office:value-type="float" office:value="395.225397">
            <text:p>395,225397</text:p>
          </table:table-cell>
          <table:table-cell table:formula="of:=[.D40]/[.B40]" office:value-type="float" office:value="0.140411028498967">
            <text:p>0,1404110285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table:formula="of:=[.C41]-[.B41]" office:value-type="float" office:value="397.295238">
            <text:p>397,295238</text:p>
          </table:table-cell>
          <table:table-cell table:formula="of:=[.D41]/[.B41]" office:value-type="float" office:value="0.137343860050658">
            <text:p>0,1373438601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table:formula="of:=[.C42]-[.B42]" office:value-type="float" office:value="405.034921">
            <text:p>405,034921</text:p>
          </table:table-cell>
          <table:table-cell table:formula="of:=[.D42]/[.B42]" office:value-type="float" office:value="0.136606978567386">
            <text:p>0,1366069786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table:formula="of:=[.C43]-[.B43]" office:value-type="float" office:value="418.190476">
            <text:p>418,190476</text:p>
          </table:table-cell>
          <table:table-cell table:formula="of:=[.D43]/[.B43]" office:value-type="float" office:value="0.13748082274727">
            <text:p>0,1374808227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3:.E43])" office:value-type="float" office:value="0.138441805109838">
            <text:p>0,1384418051</text:p>
          </table:table-cell>
          <table:table-cell/>
        </table:table-row>
      </table:table>
      <table:table table:name="350 mA - M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/>
          <table:table-cell>
            <draw:frame table:end-cell-address="'350 mA - M'.N22" table:end-x="0.149cm" table:end-y="0.397cm" draw:z-index="0" draw:style-name="gr1" svg:width="16.005cm" svg:height="9.035cm" svg:x="2.224cm" svg:y="0.428cm">
              <draw:object draw:notify-on-update-of-ranges="'350 mA - M'.A2:'350 mA - M'.A43 '350 mA - M'.B1:'350 mA - M'.B1 '350 mA - M'.B2:'350 mA - M'.B43 '350 mA - M'.C1:'350 mA - M'.C1 '350 mA - M'.C2:'350 mA - M'.C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table:formula="of:=[.C3]-[.B3]" office:value-type="float" office:value="1.6688">
            <text:p>1,6688</text:p>
          </table:table-cell>
          <table:table-cell table:formula="of:=[.D3]/[.B3]" office:value-type="float" office:value="0.0910360478310204">
            <text:p>0,091036047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table:formula="of:=[.C4]-[.B4]" office:value-type="float" office:value="3.0544">
            <text:p>3,0544</text:p>
          </table:table-cell>
          <table:table-cell table:formula="of:=[.D4]/[.B4]" office:value-type="float" office:value="0.0764639910277978">
            <text:p>0,07646399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table:formula="of:=[.C5]-[.B5]" office:value-type="float" office:value="4.5008">
            <text:p>4,5008</text:p>
          </table:table-cell>
          <table:table-cell table:formula="of:=[.D5]/[.B5]" office:value-type="float" office:value="0.0731846918333897">
            <text:p>0,073184691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table:formula="of:=[.C6]-[.B6]" office:value-type="float" office:value="5.0352">
            <text:p>5,0352</text:p>
          </table:table-cell>
          <table:table-cell table:formula="of:=[.D6]/[.B6]" office:value-type="float" office:value="0.0599679865848546">
            <text:p>0,059967986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table:formula="of:=[.C7]-[.B7]" office:value-type="float" office:value="7.42400000000001">
            <text:p>7,424</text:p>
          </table:table-cell>
          <table:table-cell table:formula="of:=[.D7]/[.B7]" office:value-type="float" office:value="0.0709914320685435">
            <text:p>0,0709914321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table:formula="of:=[.C8]-[.B8]" office:value-type="float" office:value="8.41119999999999">
            <text:p>8,4112</text:p>
          </table:table-cell>
          <table:table-cell table:formula="of:=[.D8]/[.B8]" office:value-type="float" office:value="0.0659242817551383">
            <text:p>0,065924281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table:formula="of:=[.C9]-[.B9]" office:value-type="float" office:value="9.6448">
            <text:p>9,6448</text:p>
          </table:table-cell>
          <table:table-cell table:formula="of:=[.D9]/[.B9]" office:value-type="float" office:value="0.0645762584764374">
            <text:p>0,0645762585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table:formula="of:=[.C10]-[.B10]" office:value-type="float" office:value="12.9152">
            <text:p>12,9152</text:p>
          </table:table-cell>
          <table:table-cell table:formula="of:=[.D10]/[.B10]" office:value-type="float" office:value="0.0763829746967202">
            <text:p>0,0763829747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table:formula="of:=[.C11]-[.B11]" office:value-type="float" office:value="12.2032">
            <text:p>12,2032</text:p>
          </table:table-cell>
          <table:table-cell table:formula="of:=[.D11]/[.B11]" office:value-type="float" office:value="0.0632956563594417">
            <text:p>0,0632956564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table:formula="of:=[.C12]-[.B12]" office:value-type="float" office:value="15.5344">
            <text:p>15,5344</text:p>
          </table:table-cell>
          <table:table-cell table:formula="of:=[.D12]/[.B12]" office:value-type="float" office:value="0.0731148948347403">
            <text:p>0,0731148948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table:formula="of:=[.C13]-[.B13]" office:value-type="float" office:value="16.8288">
            <text:p>16,8288</text:p>
          </table:table-cell>
          <table:table-cell table:formula="of:=[.D13]/[.B13]" office:value-type="float" office:value="0.0718653702931872">
            <text:p>0,0718653703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table:formula="of:=[.C14]-[.B14]" office:value-type="float" office:value="18.5488">
            <text:p>18,5488</text:p>
          </table:table-cell>
          <table:table-cell table:formula="of:=[.D14]/[.B14]" office:value-type="float" office:value="0.072611911785891">
            <text:p>0,0726119118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table:formula="of:=[.C15]-[.B15]" office:value-type="float" office:value="20.4816">
            <text:p>20,4816</text:p>
          </table:table-cell>
          <table:table-cell table:formula="of:=[.D15]/[.B15]" office:value-type="float" office:value="0.0740695736703236">
            <text:p>0,0740695737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table:formula="of:=[.C16]-[.B16]" office:value-type="float" office:value="20.256">
            <text:p>20,256</text:p>
          </table:table-cell>
          <table:table-cell table:formula="of:=[.D16]/[.B16]" office:value-type="float" office:value="0.0675776662752214">
            <text:p>0,0675776663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table:formula="of:=[.C17]-[.B17]" office:value-type="float" office:value="23.5568">
            <text:p>23,5568</text:p>
          </table:table-cell>
          <table:table-cell table:formula="of:=[.D17]/[.B17]" office:value-type="float" office:value="0.0737433133652556">
            <text:p>0,0737433134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table:formula="of:=[.C18]-[.B18]" office:value-type="float" office:value="25.1552">
            <text:p>25,1552</text:p>
          </table:table-cell>
          <table:table-cell table:formula="of:=[.D18]/[.B18]" office:value-type="float" office:value="0.0738025048350451">
            <text:p>0,0738025048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table:formula="of:=[.C19]-[.B19]" office:value-type="float" office:value="26.632">
            <text:p>26,632</text:p>
          </table:table-cell>
          <table:table-cell table:formula="of:=[.D19]/[.B19]" office:value-type="float" office:value="0.0734943482868245">
            <text:p>0,0734943483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table:formula="of:=[.C20]-[.B20]" office:value-type="float" office:value="25.616">
            <text:p>25,616</text:p>
          </table:table-cell>
          <table:table-cell table:formula="of:=[.D20]/[.B20]" office:value-type="float" office:value="0.0662967410658826">
            <text:p>0,0662967411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table:formula="of:=[.C21]-[.B21]" office:value-type="float" office:value="29.6768">
            <text:p>29,6768</text:p>
          </table:table-cell>
          <table:table-cell table:formula="of:=[.D21]/[.B21]" office:value-type="float" office:value="0.0732176199141821">
            <text:p>0,0732176199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table:formula="of:=[.C22]-[.B22]" office:value-type="float" office:value="31.2752">
            <text:p>31,2752</text:p>
          </table:table-cell>
          <table:table-cell table:formula="of:=[.D22]/[.B22]" office:value-type="float" office:value="0.0732912640652711">
            <text:p>0,0732912641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table:formula="of:=[.C23]-[.B23]" office:value-type="float" office:value="31.1408">
            <text:p>31,1408</text:p>
          </table:table-cell>
          <table:table-cell table:formula="of:=[.D23]/[.B23]" office:value-type="float" office:value="0.0692234370220727">
            <text:p>0,069223437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table:formula="of:=[.C24]-[.B24]" office:value-type="float" office:value="32.7392">
            <text:p>32,7392</text:p>
          </table:table-cell>
          <table:table-cell table:formula="of:=[.D24]/[.B24]" office:value-type="float" office:value="0.0694715113160271">
            <text:p>0,0694715113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table:formula="of:=[.C25]-[.B25]" office:value-type="float" office:value="34.1552">
            <text:p>34,1552</text:p>
          </table:table-cell>
          <table:table-cell table:formula="of:=[.D25]/[.B25]" office:value-type="float" office:value="0.0693021413637721">
            <text:p>0,0693021414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table:formula="of:=[.C26]-[.B26]" office:value-type="float" office:value="35.2672">
            <text:p>35,2672</text:p>
          </table:table-cell>
          <table:table-cell table:formula="of:=[.D26]/[.B26]" office:value-type="float" office:value="0.0685155482611561">
            <text:p>0,0685155483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table:formula="of:=[.C27]-[.B27]" office:value-type="float" office:value="36.6224">
            <text:p>36,6224</text:p>
          </table:table-cell>
          <table:table-cell table:formula="of:=[.D27]/[.B27]" office:value-type="float" office:value="0.0682772733238673">
            <text:p>0,0682772733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table:formula="of:=[.C28]-[.B28]" office:value-type="float" office:value="39.8656">
            <text:p>39,8656</text:p>
          </table:table-cell>
          <table:table-cell table:formula="of:=[.D28]/[.B28]" office:value-type="float" office:value="0.0718125196348848">
            <text:p>0,0718125196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table:formula="of:=[.C29]-[.B29]" office:value-type="float" office:value="41.0384">
            <text:p>41,0384</text:p>
          </table:table-cell>
          <table:table-cell table:formula="of:=[.D29]/[.B29]" office:value-type="float" office:value="0.0711284771811504">
            <text:p>0,0711284772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table:formula="of:=[.C30]-[.B30]" office:value-type="float" office:value="41.0256000000001">
            <text:p>41,0256</text:p>
          </table:table-cell>
          <table:table-cell table:formula="of:=[.D30]/[.B30]" office:value-type="float" office:value="0.0683789175004801">
            <text:p>0,0683789175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table:formula="of:=[.C31]-[.B31]" office:value-type="float" office:value="41.1072">
            <text:p>41,1072</text:p>
          </table:table-cell>
          <table:table-cell table:formula="of:=[.D31]/[.B31]" office:value-type="float" office:value="0.0661001381588596">
            <text:p>0,0661001382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table:formula="of:=[.C32]-[.B32]" office:value-type="float" office:value="42.6448">
            <text:p>42,6448</text:p>
          </table:table-cell>
          <table:table-cell table:formula="of:=[.D32]/[.B32]" office:value-type="float" office:value="0.0662850008828716">
            <text:p>0,0662850009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table:formula="of:=[.C33]-[.B33]" office:value-type="float" office:value="44.4864">
            <text:p>44,4864</text:p>
          </table:table-cell>
          <table:table-cell table:formula="of:=[.D33]/[.B33]" office:value-type="float" office:value="0.0669458081821049">
            <text:p>0,0669458082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table:formula="of:=[.C34]-[.B34]" office:value-type="float" office:value="47.3008">
            <text:p>47,3008</text:p>
          </table:table-cell>
          <table:table-cell table:formula="of:=[.D34]/[.B34]" office:value-type="float" office:value="0.0690825986068042">
            <text:p>0,0690825986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table:formula="of:=[.C35]-[.B35]" office:value-type="float" office:value="49.568">
            <text:p>49,568</text:p>
          </table:table-cell>
          <table:table-cell table:formula="of:=[.D35]/[.B35]" office:value-type="float" office:value="0.0702661631454201">
            <text:p>0,0702661631</text:p>
          </table:table-cell>
          <table:table-cell table:number-columns-repeated="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table:formula="of:=[.C36]-[.B36]" office:value-type="float" office:value="48.3728">
            <text:p>48,3728</text:p>
          </table:table-cell>
          <table:table-cell table:formula="of:=[.D36]/[.B36]" office:value-type="float" office:value="0.0663889572060993">
            <text:p>0,0663889572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table:formula="of:=[.C37]-[.B37]" office:value-type="float" office:value="50.0016000000001">
            <text:p>50,0016</text:p>
          </table:table-cell>
          <table:table-cell table:formula="of:=[.D37]/[.B37]" office:value-type="float" office:value="0.0666689422270768">
            <text:p>0,0666689422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table:formula="of:=[.C38]-[.B38]" office:value-type="float" office:value="51.5088">
            <text:p>51,5088</text:p>
          </table:table-cell>
          <table:table-cell table:formula="of:=[.D38]/[.B38]" office:value-type="float" office:value="0.0667652463177804">
            <text:p>0,0667652463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table:formula="of:=[.C39]-[.B39]" office:value-type="float" office:value="51.9248">
            <text:p>51,9248</text:p>
          </table:table-cell>
          <table:table-cell table:formula="of:=[.D39]/[.B39]" office:value-type="float" office:value="0.0654727319679143">
            <text:p>0,065472732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table:formula="of:=[.C40]-[.B40]" office:value-type="float" office:value="54.1616">
            <text:p>54,1616</text:p>
          </table:table-cell>
          <table:table-cell table:formula="of:=[.D40]/[.B40]" office:value-type="float" office:value="0.0665508041891364">
            <text:p>0,0665508042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table:formula="of:=[.C41]-[.B41]" office:value-type="float" office:value="56.064">
            <text:p>56,064</text:p>
          </table:table-cell>
          <table:table-cell table:formula="of:=[.D41]/[.B41]" office:value-type="float" office:value="0.0671476616171778">
            <text:p>0,0671476616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table:formula="of:=[.C42]-[.B42]" office:value-type="float" office:value="57.8448">
            <text:p>57,8448</text:p>
          </table:table-cell>
          <table:table-cell table:formula="of:=[.D42]/[.B42]" office:value-type="float" office:value="0.067563451112602">
            <text:p>0,0675634511</text:p>
          </table:table-cell>
          <table:table-cell table:number-columns-repeated="2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table:formula="of:=[.C43]-[.B43]" office:value-type="float" office:value="57.832">
            <text:p>57,832</text:p>
          </table:table-cell>
          <table:table-cell table:formula="of:=[.D43]/[.B43]" office:value-type="float" office:value="0.0657803741719444">
            <text:p>0,0657803742</text:p>
          </table:table-cell>
          <table:table-cell table:number-columns-repeated="2"/>
        </table:table-row>
        <table:table-row table:style-name="ro1">
          <table:table-cell office:value-type="string">
            <text:p>4096_voll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:.E43])" office:value-type="float" office:value="0.0698057617662041">
            <text:p>0,06980576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18T19:00:49</dc:date>
    <meta:editing-duration>PT9H12M50S</meta:editing-duration>
    <meta:editing-cycles>14</meta:editing-cycles>
    <meta:generator>LibreOffice/3.5$Linux_X86_64 LibreOffice_project/350m1$Build-2</meta:generator>
    <dc:creator>neon </dc:creator>
    <meta:document-statistic meta:table-count="5" meta:cell-count="14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3cm" xlink:href=".." xlink:type="simple" chart:class="chart:line" chart:style-name="ch1">
        <chart:title svg:x="5.618cm" svg:y="0.316cm" chart:style-name="ch2">
          <text:p>Titanium-M-SS 350 mA</text:p>
        </chart:title>
        <chart:legend chart:legend-position="end" svg:x="13.127cm" svg:y="3.958cm" style:legend-expansion="high" chart:style-name="ch3"/>
        <chart:plot-area chart:style-name="ch4" table:cell-range-address="'350 mA - SS'.A1:'350 mA - SS'.C43" chart:data-source-has-labels="both" svg:x="1.331cm" svg:y="1.635cm" svg:width="11.156cm" svg:height="6.217cm">
          <chartooo:coordinate-region svg:x="2.323cm" svg:y="1.834cm" svg:width="10.031cm" svg:height="4.973cm"/>
          <chart:axis chart:dimension="x" chart:name="primary-x" chart:style-name="ch5" chartooo:axis-type="auto">
            <chartooo:date-scale/>
            <chart:title svg:x="6.045cm" svg:y="8.032cm" chart:style-name="ch6">
              <text:p>PWM-Stufe</text:p>
            </chart:title>
            <chart:categories table:cell-range-address="'350 mA - SS'.A2:'350 mA - SS'.A43"/>
          </chart:axis>
          <chart:axis chart:dimension="y" chart:name="primary-y" chart:style-name="ch5">
            <chart:title svg:x="0.451cm" svg:y="6.705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350 mA - SS'.B2:'350 mA - SS'.B43" chart:label-cell-address="'350 mA - SS'.B1:'350 mA - SS'.B1" chart:class="chart:line">
            <chart:data-point chart:repeated="42"/>
          </chart:series>
          <chart:series chart:style-name="ch10" chart:values-cell-range-address="'350 mA - SS'.C2:'350 mA - SS'.C43" chart:label-cell-address="'350 mA - SS'.C1:'35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SS'.B1:'350 mA - SS'.B1</svg:desc>
                </draw:g>
              </table:table-cell>
              <table:table-cell office:value-type="string">
                <text:p>Lux Meter</text:p>
                <draw:g>
                  <svg:desc>'350 mA - SS'.C1:'35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SS'.A2:'350 mA - SS'.A43</svg:desc>
                </draw:g>
              </table:table-cell>
              <table:table-cell office:value-type="float" office:value="0">
                <text:p>0</text:p>
                <draw:g>
                  <svg:desc>'350 mA - SS'.B2:'350 mA - SS'.B43</svg:desc>
                </draw:g>
              </table:table-cell>
              <table:table-cell office:value-type="float" office:value="0">
                <text:p>0</text:p>
                <draw:g>
                  <svg:desc>'350 mA - SS'.C2:'35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.2928">
                <text:p>63.29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9.6272">
                <text:p>139.62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2.5264">
                <text:p>212.52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6.8848">
                <text:p>286.88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1.304">
                <text:p>361.3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7.912">
                <text:p>437.91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10.0816">
                <text:p>510.081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85.5648">
                <text:p>585.564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0.8352">
                <text:p>660.835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33.1872">
                <text:p>733.18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13.2912">
                <text:p>813.291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81.7216">
                <text:p>881.72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57.9344">
                <text:p>957.93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34.2992">
                <text:p>1034.299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04.9792">
                <text:p>1104.979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79.216">
                <text:p>1179.21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57.4656">
                <text:p>1257.465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31.7936">
                <text:p>1331.793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02.2608">
                <text:p>1402.260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76.4976">
                <text:p>1476.4976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57.7872">
                <text:p>1557.787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33.9392">
                <text:p>1633.939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05.3184">
                <text:p>1705.318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73.7488">
                <text:p>1773.748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49.7488">
                <text:p>1849.7488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19.904762">
                <text:p>1919.904762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20.031746">
                <text:p>2020.031746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92.774603">
                <text:p>2092.77460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33.790476">
                <text:p>2133.79047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99.898413">
                <text:p>2199.89841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04.006349">
                <text:p>2304.00634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2.501587">
                <text:p>2352.50158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439.84127">
                <text:p>2439.8412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29.593651">
                <text:p>2529.59365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02.457143">
                <text:p>2602.457143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57.104762">
                <text:p>2657.10476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33.346032">
                <text:p>2733.34603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14.774603">
                <text:p>2814.774603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892.704762">
                <text:p>2892.70476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64.965079">
                <text:p>2964.96507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3041.809524">
                <text:p>3041.809524</text:p>
              </table:table-cell>
              <table:table-cell office:value-type="float" office:value="3460">
                <text:p>3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36cm" xlink:href=".." xlink:type="simple" chart:class="chart:line" chart:style-name="ch1">
        <chart:title svg:x="5.737cm" svg:y="0.316cm" chart:style-name="ch2">
          <text:p>Titanium-O-M 350 mA</text:p>
        </chart:title>
        <chart:legend chart:legend-position="end" svg:x="13.127cm" svg:y="3.97cm" style:legend-expansion="high" chart:style-name="ch3"/>
        <chart:plot-area chart:style-name="ch4" table:cell-range-address="'350 mA - M'.A2:'350 mA - M'.C43 '350 mA - M'.B1:'350 mA - M'.C1" chart:data-source-has-labels="both" svg:x="1.331cm" svg:y="1.635cm" svg:width="11.156cm" svg:height="6.24cm">
          <chartooo:coordinate-region svg:x="2.323cm" svg:y="1.834cm" svg:width="10.031cm" svg:height="4.996cm"/>
          <chart:axis chart:dimension="x" chart:name="primary-x" chart:style-name="ch5" chartooo:axis-type="auto">
            <chartooo:date-scale/>
            <chart:title svg:x="6.045cm" svg:y="8.055cm" chart:style-name="ch6">
              <text:p>PWM-Stufe</text:p>
            </chart:title>
            <chart:categories table:cell-range-address="'350 mA - M'.A2:'350 mA - M'.A43"/>
          </chart:axis>
          <chart:axis chart:dimension="y" chart:name="primary-y" chart:style-name="ch5">
            <chart:title svg:x="0.451cm" svg:y="6.717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350 mA - M'.B2:'350 mA - M'.B43" chart:label-cell-address="'350 mA - M'.B1:'350 mA - M'.B1" chart:class="chart:line">
            <chart:data-point chart:repeated="42"/>
          </chart:series>
          <chart:series chart:style-name="ch10" chart:values-cell-range-address="'350 mA - M'.C2:'350 mA - M'.C43" chart:label-cell-address="'350 mA - M'.C1:'35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M'.B1:'350 mA - M'.B1</svg:desc>
                </draw:g>
              </table:table-cell>
              <table:table-cell office:value-type="string">
                <text:p>Lux Meter</text:p>
                <draw:g>
                  <svg:desc>'350 mA - M'.C1:'35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M'.A2:'350 mA - M'.A43</svg:desc>
                </draw:g>
              </table:table-cell>
              <table:table-cell office:value-type="float" office:value="0">
                <text:p>0</text:p>
                <draw:g>
                  <svg:desc>'350 mA - M'.B2:'350 mA - M'.B43</svg:desc>
                </draw:g>
              </table:table-cell>
              <table:table-cell office:value-type="float" office:value="0">
                <text:p>0</text:p>
                <draw:g>
                  <svg:desc>'350 mA - M'.C2:'35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3312">
                <text:p>18.3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9456">
                <text:p>39.9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1.4992">
                <text:p>61.49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.9648">
                <text:p>83.9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.576">
                <text:p>104.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5888">
                <text:p>127.5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.3552">
                <text:p>149.35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9.0848">
                <text:p>169.08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2.7968">
                <text:p>192.79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.4656">
                <text:p>212.46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4.1712">
                <text:p>234.17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55.4512">
                <text:p>255.45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6.5184">
                <text:p>276.518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99.744">
                <text:p>299.7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9.4432">
                <text:p>319.44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0.8448">
                <text:p>340.84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62.368">
                <text:p>362.36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6.384">
                <text:p>386.38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05.3232">
                <text:p>405.32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6.7248">
                <text:p>426.72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49.8592">
                <text:p>449.859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71.2608">
                <text:p>471.26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92.8448">
                <text:p>492.8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14.7328">
                <text:p>514.73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36.3776">
                <text:p>536.377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55.1344">
                <text:p>555.134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76.9616">
                <text:p>576.961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9.9744">
                <text:p>599.97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21.8928">
                <text:p>621.89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43.3552">
                <text:p>643.355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64.5136">
                <text:p>664.51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84.6992">
                <text:p>684.699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05.432">
                <text:p>705.4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28.6272">
                <text:p>728.627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49.9984">
                <text:p>749.99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71.4912">
                <text:p>771.491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793.0752">
                <text:p>793.075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13.8384">
                <text:p>813.838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34.936">
                <text:p>834.93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56.1552">
                <text:p>856.155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879.168">
                <text:p>879.168</text:p>
              </table:table-cell>
              <table:table-cell office:value-type="float" office:value="937">
                <text:p>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81cm" svg:height="9.015cm" xlink:href=".." xlink:type="simple" chart:class="chart:line" chart:style-name="ch1">
        <chart:title svg:x="5.624cm" svg:y="0.316cm" chart:style-name="ch2">
          <text:p>Titanium-O-M 500 mA</text:p>
        </chart:title>
        <chart:legend chart:legend-position="end" svg:x="12.902cm" svg:y="3.959cm" style:legend-expansion="high" chart:style-name="ch3"/>
        <chart:plot-area chart:style-name="ch4" table:cell-range-address="'500 mA - M'.A1:'500 mA - M'.C43" chart:data-source-has-labels="both" svg:x="1.326cm" svg:y="1.635cm" svg:width="10.946cm" svg:height="6.219cm">
          <chartooo:coordinate-region svg:x="2.318cm" svg:y="1.834cm" svg:width="9.816cm" svg:height="4.975cm"/>
          <chart:axis chart:dimension="x" chart:name="primary-x" chart:style-name="ch5" chartooo:axis-type="auto">
            <chartooo:date-scale/>
            <chart:title svg:x="5.935cm" svg:y="8.034cm" chart:style-name="ch6">
              <text:p>PWM-Stufe</text:p>
            </chart:title>
            <chart:categories table:cell-range-address="'500 mA - M'.A2:'500 mA - M'.A43"/>
          </chart:axis>
          <chart:axis chart:dimension="y" chart:name="primary-y" chart:style-name="ch5">
            <chart:title svg:x="0.451cm" svg:y="6.706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500 mA - M'.B2:'500 mA - M'.B43" chart:label-cell-address="'500 mA - M'.B1:'500 mA - M'.B1" chart:class="chart:line">
            <chart:data-point chart:repeated="42"/>
          </chart:series>
          <chart:series chart:style-name="ch10" chart:values-cell-range-address="'500 mA - M'.C2:'500 mA - M'.C43" chart:label-cell-address="'500 mA - M'.C1:'50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M'.B1:'500 mA - M'.B1</svg:desc>
                </draw:g>
              </table:table-cell>
              <table:table-cell office:value-type="string">
                <text:p>Lux Meter</text:p>
                <draw:g>
                  <svg:desc>'500 mA - M'.C1:'50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M'.A2:'500 mA - M'.A43</svg:desc>
                </draw:g>
              </table:table-cell>
              <table:table-cell office:value-type="float" office:value="0">
                <text:p>0</text:p>
                <draw:g>
                  <svg:desc>'500 mA - M'.B2:'500 mA - M'.B43</svg:desc>
                </draw:g>
              </table:table-cell>
              <table:table-cell office:value-type="float" office:value="0">
                <text:p>0</text:p>
                <draw:g>
                  <svg:desc>'500 mA - M'.C2:'50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2896">
                <text:p>24.2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.2912">
                <text:p>53.29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.232">
                <text:p>82.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1728">
                <text:p>111.17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0.0832">
                <text:p>140.08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8.9328">
                <text:p>168.93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7.7824">
                <text:p>197.78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7.2704">
                <text:p>227.27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56.6672">
                <text:p>256.667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4.24">
                <text:p>284.2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3.0288">
                <text:p>313.028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1.7568">
                <text:p>341.75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2.4608">
                <text:p>372.460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1.28">
                <text:p>401.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29.9472">
                <text:p>429.947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57.1856">
                <text:p>457.1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85.792">
                <text:p>485.7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14.0336">
                <text:p>514.033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44.1296">
                <text:p>544.12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5.1376">
                <text:p>575.137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01.616">
                <text:p>601.6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31.6208">
                <text:p>631.620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60.9264">
                <text:p>660.926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89.624">
                <text:p>689.62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16.2544">
                <text:p>716.25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746.168">
                <text:p>746.1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73.1936">
                <text:p>773.193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99.7024">
                <text:p>799.702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31.8656">
                <text:p>831.865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0.2592">
                <text:p>860.259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85.9776">
                <text:p>885.977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917.472">
                <text:p>917.4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943.4336">
                <text:p>943.43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73.56">
                <text:p>973.5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0.0688">
                <text:p>1000.06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29.0704">
                <text:p>1029.07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58.832">
                <text:p>1058.8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87.1648">
                <text:p>1087.16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115.3152">
                <text:p>1115.31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43.6176">
                <text:p>1143.617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170.50488">
                <text:p>1170.5048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96cm" svg:height="9.015cm" xlink:href=".." xlink:type="simple" chart:class="chart:line" chart:style-name="ch1">
        <chart:title svg:x="5.526cm" svg:y="0.316cm" chart:style-name="ch2">
          <text:p>Titanium-O-SS 500 mA</text:p>
        </chart:title>
        <chart:legend chart:legend-position="end" svg:x="12.917cm" svg:y="3.959cm" style:legend-expansion="high" chart:style-name="ch3"/>
        <chart:plot-area chart:style-name="ch4" table:cell-range-address="'500 mA - SS'.A1:'500 mA - SS'.C43" chart:data-source-has-labels="both" svg:x="1.326cm" svg:y="1.635cm" svg:width="10.961cm" svg:height="6.219cm">
          <chartooo:coordinate-region svg:x="2.318cm" svg:y="1.834cm" svg:width="9.832cm" svg:height="4.975cm"/>
          <chart:axis chart:dimension="x" chart:name="primary-x" chart:style-name="ch5" chartooo:axis-type="auto">
            <chartooo:date-scale/>
            <chart:title svg:x="5.942cm" svg:y="8.034cm" chart:style-name="ch6">
              <text:p>PWM-Stufe</text:p>
            </chart:title>
            <chart:categories table:cell-range-address="'500 mA - SS'.A2:'500 mA - SS'.A43"/>
          </chart:axis>
          <chart:axis chart:dimension="y" chart:name="primary-y" chart:style-name="ch5">
            <chart:title svg:x="0.451cm" svg:y="6.706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500 mA - SS'.B2:'500 mA - SS'.B43" chart:label-cell-address="'500 mA - SS'.B1:'500 mA - SS'.B1" chart:class="chart:line">
            <chart:data-point chart:repeated="42"/>
          </chart:series>
          <chart:series chart:style-name="ch10" chart:values-cell-range-address="'500 mA - SS'.C2:'500 mA - SS'.C43" chart:label-cell-address="'500 mA - SS'.C1:'50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SS'.B1:'500 mA - SS'.B1</svg:desc>
                </draw:g>
              </table:table-cell>
              <table:table-cell office:value-type="string">
                <text:p>Lux Meter</text:p>
                <draw:g>
                  <svg:desc>'500 mA - SS'.C1:'50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SS'.A2:'500 mA - SS'.A43</svg:desc>
                </draw:g>
              </table:table-cell>
              <table:table-cell office:value-type="float" office:value="0">
                <text:p>0</text:p>
                <draw:g>
                  <svg:desc>'500 mA - SS'.B2:'500 mA - SS'.B43</svg:desc>
                </draw:g>
              </table:table-cell>
              <table:table-cell office:value-type="float" office:value="0">
                <text:p>0</text:p>
                <draw:g>
                  <svg:desc>'500 mA - SS'.C2:'50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0288">
                <text:p>85.02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6.7776">
                <text:p>186.77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1.9312">
                <text:p>291.93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0.032">
                <text:p>390.0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1.3856">
                <text:p>491.385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9.8528">
                <text:p>599.852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94.5184">
                <text:p>694.518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95.9328">
                <text:p>795.932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7.9264">
                <text:p>907.926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8.8832">
                <text:p>998.883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10.664">
                <text:p>1110.6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1.5296">
                <text:p>1201.529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6.2272">
                <text:p>1306.227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16.0624">
                <text:p>1416.062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14.376">
                <text:p>1514.37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7.5824">
                <text:p>1607.582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9.0272">
                <text:p>1709.0272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13.9376">
                <text:p>1813.93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37.51746">
                <text:p>1937.5174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50.190476">
                <text:p>2050.19047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8.095238">
                <text:p>2108.095238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76.374603">
                <text:p>2176.37460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23.066667">
                <text:p>2323.066667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59.263492">
                <text:p>2459.263492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40.692063">
                <text:p>2540.69206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.165079">
                <text:p>2600.16507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690.520635">
                <text:p>2690.52063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16.704762">
                <text:p>2816.70476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56.038095">
                <text:p>2956.03809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11.168254">
                <text:p>3011.16825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49.777778">
                <text:p>3149.77777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17.936508">
                <text:p>3217.93650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14.565079">
                <text:p>3314.565079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52.330159">
                <text:p>3452.33015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51.130159">
                <text:p>3551.13015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49.930159">
                <text:p>3649.930159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28.946032">
                <text:p>3728.946032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32.209524">
                <text:p>3832.209524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40.177778">
                <text:p>3940.177778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38.857143">
                <text:p>4038.85714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4146.704762">
                <text:p>4146.704762</text:p>
              </table:table-cell>
              <table:table-cell office:value-type="float" office:value="4680">
                <text:p>4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